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Atkinson Hyperlegible" svg:font-family="'Atkinson Hyperlegible'" style:font-pitch="variable"/>
    <style:font-face style:name="Atkinson Hyperlegible1" svg:font-family="'Atkinson Hyperlegible'" style:font-adornments="Bold" style:font-pitch="variable"/>
    <style:font-face style:name="Aurel" svg:font-family="Aurel" style:font-adornments="bold" style:font-pitch="variable"/>
    <style:font-face style:name="Normal" svg:font-family="Normal" style:font-pitch="variable"/>
    <style:font-face style:name="Normal Bold" svg:font-family="'Normal Bold'" style:font-adornments="Bold" style:font-pitch="variable"/>
    <style:font-face style:name="Normal ExtraBold" svg:font-family="'Normal ExtraBold'" style:font-pitch="variable"/>
    <style:font-face style:name="Normal ExtraLight" svg:font-family="'Normal ExtraLight'" style:font-pitch="variable"/>
    <style:font-face style:name="Normal Light" svg:font-family="'Normal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tkinson Hyperlegible1" fo:language="es" fo:country="ES" fo:font-weight="normal" officeooo:rsid="000bc7ae" officeooo:paragraph-rsid="000bc7ae" style:font-weight-asian="normal" style:font-weight-complex="normal"/>
    </style:style>
    <style:style style:name="P2" style:family="paragraph" style:parent-style-name="Standard">
      <style:text-properties style:font-name="Atkinson Hyperlegible1" fo:language="es" fo:country="ES" fo:font-weight="normal" officeooo:rsid="0016219d" officeooo:paragraph-rsid="000bc7ae" style:font-weight-asian="normal" style:font-weight-complex="normal"/>
    </style:style>
    <style:style style:name="P3" style:family="paragraph" style:parent-style-name="Standard">
      <style:text-properties style:font-name="Atkinson Hyperlegible1" fo:language="es" fo:country="ES" fo:font-weight="normal" officeooo:rsid="0016219d" officeooo:paragraph-rsid="0016219d" style:font-weight-asian="normal" style:font-weight-complex="normal"/>
    </style:style>
    <style:style style:name="P4" style:family="paragraph" style:parent-style-name="Standard">
      <style:text-properties style:font-name="Atkinson Hyperlegible1" fo:language="es" fo:country="ES" officeooo:rsid="000caf15" officeooo:paragraph-rsid="000caf15"/>
    </style:style>
    <style:style style:name="P5" style:family="paragraph" style:parent-style-name="Standard">
      <style:text-properties style:font-name="Atkinson Hyperlegible1" fo:language="es" fo:country="ES" officeooo:rsid="000da50e" officeooo:paragraph-rsid="000da5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vena en honor a la Inmaculada concepción de María</text:p>
      <text:p text:style-name="P2"/>
      <text:p text:style-name="P3">NOVENA</text:p>
      <text:p text:style-name="P1"/>
      <text:p text:style-name="P4">1. Por la seña de santa cruz…</text:p>
      <text:p text:style-name="P4">2. Acto de contrición</text:p>
      <text:p text:style-name="P4">3. Para dar luz inmortal</text:p>
      <text:p text:style-name="P5">4. Oración inicial para todos los días</text:p>
      <text:p text:style-name="P5">5. Lectura bíblica de cada día</text:p>
      <text:p text:style-name="P5">6. Canción</text:p>
      <text:p text:style-name="P5">7. Consideración</text:p>
      <text:p text:style-name="P5">8. Rosario</text:p>
      <text:p text:style-name="P5">9. Petición</text:p>
      <text:p text:style-name="P5">10. Las tres Ave Marías</text:p>
      <text:p text:style-name="P5">11. Oración de cada día</text:p>
      <text:p text:style-name="P5">12. Jaculatoria</text:p>
      <text:p text:style-name="P5">13. Oración final para todos los días</text:p>
      <text:p text:style-name="P5">14. Cantos</text:p>
      <text:p text:style-name="P5">13. Alabado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Atkinson Hyperlegible" svg:font-family="'Atkinson Hyperlegible'" style:font-pitch="variable"/>
    <style:font-face style:name="Atkinson Hyperlegible1" svg:font-family="'Atkinson Hyperlegible'" style:font-adornments="Bold" style:font-pitch="variable"/>
    <style:font-face style:name="Aurel" svg:font-family="Aurel" style:font-adornments="bold" style:font-pitch="variable"/>
    <style:font-face style:name="Normal" svg:font-family="Normal" style:font-pitch="variable"/>
    <style:font-face style:name="Normal Bold" svg:font-family="'Normal Bold'" style:font-adornments="Bold" style:font-pitch="variable"/>
    <style:font-face style:name="Normal ExtraBold" svg:font-family="'Normal ExtraBold'" style:font-pitch="variable"/>
    <style:font-face style:name="Normal ExtraLight" svg:font-family="'Normal ExtraLight'" style:font-pitch="variable"/>
    <style:font-face style:name="Normal Light" svg:font-family="'Normal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11:01:22.438869402</meta:creation-date>
    <dc:date>2021-12-13T19:34:14.835554961</dc:date>
    <meta:editing-duration>PT2H41M49S</meta:editing-duration>
    <meta:editing-cycles>4</meta:editing-cycles>
    <meta:generator>LibreOffice/7.1.7.2$Linux_X86_64 LibreOffice_project/10$Build-2</meta:generator>
    <meta:document-statistic meta:table-count="0" meta:image-count="0" meta:object-count="0" meta:page-count="1" meta:paragraph-count="17" meta:word-count="70" meta:character-count="365" meta:non-whitespace-character-count="312"/>
  </office:meta>
</office:document-meta>
</file>